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2pt" fo:font-style="normal" fo:font-weight="normal" style:font-size-asian="12pt" style:font-style-asian="normal" style:font-weight-asian="normal" style:font-name-complex="Times New Roman1" style:font-size-complex="12pt" style:font-style-complex="normal" style:font-weight-complex="normal"/>
    </style:style>
    <style:style style:name="P2" style:family="paragraph" style:parent-style-name="Standard">
      <style:paragraph-properties fo:margin-left="0cm" fo:margin-right="0cm" fo:text-align="justify" style:justify-single-word="false" fo:text-indent="0cm" style:auto-text-indent="false"/>
      <style:text-properties style:font-name="Liberation Serif" fo:font-size="12pt" fo:font-style="normal" fo:font-weight="normal" style:font-size-asian="12pt" style:font-style-asian="normal" style:font-weight-asian="normal" style:font-name-complex="Times New Roman1" style:font-size-complex="12pt" style:font-style-complex="normal" style:font-weight-complex="normal"/>
    </style:style>
    <style:style style:name="P3" style:family="paragraph" style:parent-style-name="Standard">
      <style:paragraph-properties fo:margin-left="0cm" fo:margin-right="0cm"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Introduction générale</text:p>
      <text:p text:style-name="P3"/>
      <text:p text:style-name="P3"><text:s/>L'information <text:s/>occupe une place importante au sein des entreprises , surtout pour ce qui en <text:s/>est de l'atteinte des objectifs de ces dernières . Elle constitue <text:s/>un support pour l'action car , fournit des éléments pour effectuer des missions assignées . Elle conserve une trace des activités car renseigne sur les actions accomplies . Enfin , elle est d'une aide précieuse <text:s/>a la prise de décision , car réduit l'incertitude quand il s'agit de décider . </text:p>
      <text:p text:style-name="P3"><text:s/>Le système d'information d'une entreprise est un facteur de différenciation par rapport a ses concurrents , car l'information <text:s/>n'est plus seulement considérée comme une ressource opérationnelle , mais également <text:s/>comme une ressource stratégique . C'est donc par son système d'information performant que l 'entreprise pourra s'adapter a son environnement concurrentiel .</text:p>
      <text:p text:style-name="P3"><text:s/>De plus en plus , les entreprises , cherchant continuellement a dématérialiser leurs objets de gestion , de nombreux objets au sein <text:s/>de <text:s text:c="3"/>ces dernières ne seront plus concrétisées par des objets physiques . C'est pour ainsi dire toute l'importance pour une organisation d'avoir a informatiser son système d'information pour rendre celui ci plus <text:s/>performant que jamais . Ceci passe donc par l'introduction dans l'entreprise des moyens de télécommunications internes et a moindre coût </text:p>
      <text:p text:style-name="P3"/>
      <text:p text:style-name="P3">Quel que soit le secteur d’activité, de plus en plus d’entreprises prennent aujourd’hui conscience des avantages que peuvent leur apporter les applications mobiles sur smartphones ou tablettes tactiles ; aussi bien pour elles que pour leurs clients.</text:p>
      <text:p text:style-name="P3">Pour ces entreprises le déploiement de solutions mobiles devient un enjeu stratégique. Ce sont en effet des millions de mobiles (smartphones et tablettes) qui «envahissent» les entreprises, de même que l’explosion des téléchargements d’applications depuis les boutiques marchandes en ligne (les «store»). C’est ainsi que le mobile devient un canal de communication incontournable. </text:p>
      <text:p text:style-name="P3">Des communautés entières de développeurs et d’éditeurs conçoivent des applications pour mobiles et les mettent à disposition soit sur les boutiques en ligne, soit en les mettant directement à disposition des entreprises.</text:p>
      <text:p text:style-name="P3"/>
      <text:p text:style-name="P1"><text:s text:c="2"/>L’essor du mobile et l’implantation de la 3G , et déjà de la 4G au Cameroun constitue un atout formidable pour la vulgarisation de l’usage du mobile à d’autres fins.</text:p>
      <text:p text:style-name="P1"><text:s text:c="4"/>Il est étonnant de constater la célérité avec laquelle les smartphones (bien que de qualité parfois médiocre) gagnent du terrain. Le Cameroun contrairement à d’autres pays comme la France n’a vraiment pas adopté internet car l’usage de celui-ci est resté très limité et son potentiel presque réduit à néant. Cet échec n’est pas surement pas à mettre au compte des camerounais, très friands de technologies. </text:p>
      <text:p text:style-name="P1"><text:s text:c="7"/>Néanmoins, l’internet mobile à mon avis semble emprunter un chemin différent pour un destin non funeste. La question qui taraude tous les esprits, les campagnes publicitaires de nos amis Orange et MTN en disent long, est celle de savoir : quelle sera la prochaine Killer Application au Cameroun et même au-delà de ses frontières. </text:p>
      <text:p text:style-name="P1"><text:s text:c="6"/>Avec <text:s/>l’équipement <text:s/>en <text:s/>ordinateurs aujourd’hui <text:s/>généralisé, <text:s/>le <text:s/>haut-débit, <text:s/>l’accès <text:s/>mobile <text:s/>à <text:s/>Internet, <text:s/>les smartphones, les iPhones et autres iPads qui accompagnent les gens partout, <text:s/>en <text:s/>permanence, <text:s/>ce <text:s/>qui <text:s/>était <text:s/>une <text:s/>bulle <text:s/>digitale <text:s/>est <text:s/>entré dans la vraie vie, créant des occasions supplémentaires d'utilisations.</text:p>
      <text:p text:style-name="P2"><text:s text:c="7"/>Une révolution est donc en marche pour nous et pour les générations futures, un important boulevard est en train de s’ouvrir, <text:s/>et il ne faut pas tarder à s’y engouffr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gamal </meta:initial-creator>
    <meta:creation-date>2016-04-09T14:20:36</meta:creation-date>
    <dc:date>2016-04-09T14:36:46</dc:date>
    <dc:creator>elgamal </dc:creator>
    <meta:editing-duration>PT15M38S</meta:editing-duration>
    <meta:editing-cycles>8</meta:editing-cycles>
    <meta:generator>LibreOffice/3.5$Linux_x86 LibreOffice_project/350m1$Build-2</meta:generator>
    <meta:document-statistic meta:table-count="0" meta:image-count="0" meta:object-count="0" meta:page-count="1" meta:paragraph-count="12" meta:word-count="547" meta:character-count="3608" meta:non-whitespace-character-count="2999"/>
  </office:meta>
</office:document-meta>
</file>